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481b3" officeooo:paragraph-rsid="001481b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481b3" officeooo:paragraph-rsid="001481b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81b3" officeooo:paragraph-rsid="001481b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df74" officeooo:paragraph-rsid="0013df7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3df74" officeooo:paragraph-rsid="0013df7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3df74" officeooo:paragraph-rsid="0013df7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paragraph-rsid="0013df74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20cdaf" officeooo:paragraph-rsid="0020cdaf" style:font-size-asian="16pt" style:font-weight-asian="bold" style:font-size-complex="16pt" style:font-weight-complex="bold"/>
    </style:style>
    <style:style style:name="P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1481b3" officeooo:paragraph-rsid="002216f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paragraph-rsid="002216f4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rsid="002216f4" officeooo:paragraph-rsid="002216f4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normal" officeooo:rsid="00185698" officeooo:paragraph-rsid="00185698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bold" officeooo:rsid="002216f4" officeooo:paragraph-rsid="002216f4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" fo:font-size="12pt" fo:letter-spacing="normal" fo:font-style="normal" fo:font-weight="bold" officeooo:rsid="001481b3" officeooo:paragraph-rsid="001481b3" style:font-size-asian="12pt" style:font-weight-asian="bold" style:font-size-complex="12pt" style:font-weight-complex="bold"/>
    </style:style>
    <style:style style:name="T1" style:family="text">
      <style:text-properties officeooo:rsid="0013df74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fo:font-size="12pt" fo:letter-spacing="normal" fo:font-style="normal" fo:font-weight="normal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2216f4" style:font-size-asian="12pt" style:font-size-complex="12pt"/>
    </style:style>
    <style:style style:name="T9" style:family="text">
      <style:text-properties officeooo:rsid="0025ded3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ckRF One <text:span text:style-name="T9">Transmit &amp; Receive </text:span>Power</text:p>
      <text:p text:style-name="P8">9/17/18</text:p>
      <text:p text:style-name="P5"/>
      <text:p text:style-name="P4"><text:span text:style-name="T8">Reference:</text:span><text:span text:style-name="T7"> </text:span><text:a xlink:type="simple" xlink:href="https://github.com/mossmann/hackrf/wiki/HackRF-One" text:style-name="Internet_20_link" text:visited-style-name="Visited_20_Internet_20_Link"><text:span text:style-name="T7">https://github.com/mossmann/hackrf/wiki/HackRF-One</text:span></text:a><text:span text:style-name="T7"> </text:span></text:p>
      <text:p text:style-name="P5"/>
      <text:p text:style-name="P6"><text:span text:style-name="T5"/></text:p>
      <text:p text:style-name="P6"><text:span text:style-name="T5">Transmit Power</text:span></text:p>
      <text:p text:style-name="P6"/>
      <text:p text:style-name="P7"><text:span text:style-name="T1">“</text:span><text:span text:style-name="T4">HackRF One's absolute maximum TX power varies by operating frequency:</text:span></text:p>
      <text:list xml:id="list4158010937" text:style-name="L1">
        <text:list-item>
          <text:p text:style-name="P9">10 MHz to 2150 MHz: 5 dBm to 15 dBm, generally increasing as frequency decreases</text:p>
        </text:list-item>
        <text:list-item>
          <text:p text:style-name="P9">2150 MHz to 2750 MHz: 13 dBm to 15 dBm</text:p>
        </text:list-item>
        <text:list-item>
          <text:p text:style-name="P9">2750 MHz to 4000 MHz: 0 dBm to 5 dBm, increasing as frequency decreases</text:p>
        </text:list-item>
        <text:list-item>
          <text:p text:style-name="P9">4000 MHz to 6000 MHz: -10 dBm to 0 dBm, generally increasing as frequency decreases</text:p>
        </text:list-item>
      </text:list>
      <text:p text:style-name="P11">Through most of the frequency range up to 4 GHz, the maximum TX power is between 0 and 10 dBm. The frequency range with best performance is 2150 MHz to 2750 MHz.</text:p>
      <text:p text:style-name="P11">Overall, the output power is enough to perform over-the-air experiments at close range or to drive an external amplifier. If you connect an external amplifier, you should also use an external bandpass filter for your operating frequency.”</text:p>
      <text:p text:style-name="P15"/>
      <text:p text:style-name="P15">Receive Power</text:p>
      <text:p text:style-name="P11">The maximum RX power of HackRF One is -5 dBm. Exceeding -5 dBm can result in permanent damage!</text:p>
      <text:p text:style-name="P11">In theory, HackRF One can safely accept up to 10 dBm with the front-end RX amplifier disabled. However, a simple software or user error could enable the amplifier, resulting in permanent damage. It is better to use an external attenuator than to risk damage.</text:p>
      <text:p text:style-name="P13">Per Wikipedia, -5 dBm is 316 microWatts</text:p>
      <text:p text:style-name="P13"/>
      <text:p text:style-name="P15">Antenna Power Usage</text:p>
      <text:p text:style-name="P10">software-controlled antenna port power (max 50 mA at 3.3 V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2:43.165507306</meta:creation-date>
    <dc:date>2018-10-14T17:02:37.848606673</dc:date>
    <meta:editing-duration>PT1H29M12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232" meta:character-count="1345" meta:non-whitespace-character-count="1133"/>
  </office:meta>
</office:document-meta>
</file>